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open sans" svg:font-family="'open sans', sans-serif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mo" fo:font-size="14pt" fo:letter-spacing="normal" fo:font-style="normal" style:text-underline-style="none" fo:font-weight="bold" officeooo:rsid="0005c566" officeooo:paragraph-rsid="0005c566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mo" fo:font-size="14pt" fo:letter-spacing="normal" fo:font-style="normal" style:text-underline-style="none" fo:font-weight="bold" officeooo:rsid="0005c566" officeooo:paragraph-rsid="0005c566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mo" fo:font-size="14pt" fo:letter-spacing="normal" fo:font-style="normal" style:text-underline-style="none" fo:font-weight="bold" officeooo:rsid="00072c7c" officeooo:paragraph-rsid="00072c7c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mo" fo:font-size="14pt" fo:letter-spacing="normal" fo:font-style="normal" style:text-underline-style="none" fo:font-weight="bold" officeooo:rsid="00072c7c" officeooo:paragraph-rsid="00072c7c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mo" fo:font-size="14pt" fo:letter-spacing="normal" fo:font-style="normal" style:text-underline-style="none" fo:font-weight="bold" officeooo:rsid="0008a67e" officeooo:paragraph-rsid="0008a67e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mo" fo:font-size="14pt" fo:letter-spacing="normal" fo:font-style="normal" style:text-underline-style="none" fo:font-weight="normal" officeooo:rsid="0005c566" officeooo:paragraph-rsid="0005c566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mo" fo:font-size="12pt" fo:letter-spacing="normal" fo:font-style="normal" style:text-underline-style="none" fo:font-weight="bold" officeooo:rsid="0009e8ee" officeooo:paragraph-rsid="0009e8ee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mo" fo:font-size="12pt" fo:letter-spacing="normal" fo:font-style="normal" style:text-underline-style="none" fo:font-weight="normal" officeooo:rsid="00072c7c" officeooo:paragraph-rsid="00072c7c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mo" fo:font-size="12pt" fo:letter-spacing="normal" fo:font-style="normal" style:text-underline-style="none" fo:font-weight="normal" officeooo:rsid="0008a67e" officeooo:paragraph-rsid="0008a67e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officeooo:paragraph-rsid="0005c566"/>
    </style:style>
    <style:style style:name="P11" style:family="paragraph" style:parent-style-name="Standard">
      <style:paragraph-properties fo:text-align="center" style:justify-single-word="false"/>
      <style:text-properties style:font-name="Arimo" fo:font-size="18pt" fo:font-weight="bold" officeooo:rsid="0005c566" officeooo:paragraph-rsid="0005c566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mo" fo:font-size="14pt" fo:font-weight="bold" officeooo:rsid="0005c566" officeooo:paragraph-rsid="0005c566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mo" fo:font-size="14pt" fo:font-weight="bold" officeooo:rsid="0005c566" officeooo:paragraph-rsid="0005c566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Arimo" fo:font-weight="bold" officeooo:rsid="0005c566" officeooo:paragraph-rsid="0005c566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font-name="Arimo" fo:font-size="14pt" fo:font-style="normal" style:text-underline-style="none" fo:font-weight="normal" officeooo:rsid="0005c566" officeooo:paragraph-rsid="0005c566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mo" fo:font-size="12pt" fo:letter-spacing="normal" fo:font-style="normal" style:text-underline-style="solid" style:text-underline-width="auto" style:text-underline-color="font-color" fo:font-weight="normal" officeooo:rsid="0008a67e" officeooo:paragraph-rsid="0008a67e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mo" fo:font-size="12pt" fo:letter-spacing="normal" fo:font-style="normal" style:text-underline-style="none" fo:font-weight="normal" officeooo:rsid="0008a67e" officeooo:paragraph-rsid="0008a67e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mo" fo:font-size="12pt" fo:letter-spacing="normal" fo:font-style="normal" style:text-underline-style="none" fo:font-weight="normal" officeooo:rsid="000b2623" officeooo:paragraph-rsid="000b2623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mo" fo:font-size="12pt" fo:letter-spacing="normal" fo:font-style="normal" style:text-underline-style="none" fo:font-weight="normal" officeooo:rsid="0008a67e" officeooo:paragraph-rsid="0008a67e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mo" fo:font-size="12pt" fo:letter-spacing="normal" fo:font-style="normal" style:text-underline-style="none" fo:font-weight="normal" officeooo:rsid="0009e8ee" officeooo:paragraph-rsid="0009e8ee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mo" fo:font-size="14pt" fo:letter-spacing="normal" fo:font-style="normal" style:text-underline-style="none" fo:font-weight="bold" officeooo:rsid="00072c7c" officeooo:paragraph-rsid="00072c7c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variant="normal" fo:text-transform="none" fo:color="#252525" style:text-line-through-style="none" style:text-line-through-type="none" style:font-name="Arimo" fo:font-size="12pt" fo:letter-spacing="normal" fo:font-style="normal" style:text-underline-style="solid" style:text-underline-width="auto" style:text-underline-color="font-color" fo:font-weight="normal" officeooo:rsid="000d75d7" officeooo:paragraph-rsid="000d75d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variant="normal" fo:text-transform="none" fo:color="#252525" style:text-line-through-style="none" style:text-line-through-type="none" style:font-name="Arimo" fo:font-size="12pt" fo:letter-spacing="normal" fo:font-style="normal" style:text-underline-style="solid" style:text-underline-width="auto" style:text-underline-color="font-color" fo:font-weight="normal" officeooo:rsid="0009e8ee" officeooo:paragraph-rsid="000d75d7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variant="normal" fo:text-transform="none" fo:color="#252525" style:text-line-through-style="none" style:text-line-through-type="none" style:font-name="Arimo" fo:font-size="12pt" fo:letter-spacing="normal" fo:font-style="normal" style:text-underline-style="solid" style:text-underline-width="auto" style:text-underline-color="font-color" fo:font-weight="normal" officeooo:rsid="000d75d7" officeooo:paragraph-rsid="000d75d7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variant="normal" fo:text-transform="none" fo:color="#252525" style:text-line-through-style="none" style:text-line-through-type="none" style:font-name="Arimo" fo:font-size="12pt" fo:letter-spacing="normal" fo:font-style="normal" style:text-underline-style="none" fo:font-weight="normal" officeooo:rsid="000c4e30" officeooo:paragraph-rsid="000c4e30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mo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Arimo" fo:font-size="14pt" fo:letter-spacing="normal" fo:font-style="normal" style:text-underline-style="none" fo:font-weight="normal" officeooo:rsid="0005c566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9e8ee"/>
    </style:style>
    <style:style style:name="T5" style:family="text">
      <style:text-properties officeooo:rsid="000b2623"/>
    </style:style>
    <style:style style:name="T6" style:family="text">
      <style:text-properties fo:color="#252525"/>
    </style:style>
    <style:style style:name="T7" style:family="text">
      <style:text-properties officeooo:rsid="000d1d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eer-to-Peer Encrypted Chat</text:p>
      <text:p text:style-name="P11">2016-04-11</text:p>
      <text:p text:style-name="P11"/>
      <text:p text:style-name="P15">Hugo Ari Rodrigues Drumond (201102900)</text:p>
      <text:p text:style-name="P10"><text:span text:style-name="T2">João Alexandre Gonçalinho Loureiro (</text:span><text:a xlink:type="simple" xlink:href="https://sigarra.up.pt/feup/pt/fest_geral.cursos_list?pv_num_unico=200806067" text:style-name="Internet_20_link" text:visited-style-name="Visited_20_Internet_20_Link"><text:span text:style-name="T1">200806067</text:span></text:a><text:span text:style-name="T2">)</text:span></text:p>
      <text:p text:style-name="P6">Francisco José Lopes Veiga (201201604)</text:p>
      <text:p text:style-name="P1"/>
      <text:p text:style-name="P2">Purpose of the Application</text:p>
      <text:p text:style-name="P2"/>
      <text:p text:style-name="P8">Allow people to connect securely over the internet in a distributed<text:span text:style-name="T4"> </text:span>fashion. This is very important nowadays given that privacy violations are ubiquitous. For instance: government agencies spying, mining of text for profit, identity theft, censorship, hacking, etc.</text:p>
      <text:p text:style-name="P4"/>
      <text:p text:style-name="P3"><text:span text:style-name="T4">Features</text:span> </text:p>
      <text:list xml:id="list1176594387622761086" text:style-name="L1">
        <text:list-item>
          <text:p text:style-name="P24">Targets a Wide-area Network</text:p>
        </text:list-item>
        <text:list-item>
          <text:p text:style-name="P16">Security</text:p>
          <text:list>
            <text:list-item>
              <text:p text:style-name="P17">Encryption of all files used by <text:span text:style-name="T4">the </text:span>application, <text:span text:style-name="T4">stored </text:span>for instance <text:span text:style-name="T4">on </text:span>~/.chat</text:p>
            </text:list-item>
            <text:list-item>
              <text:p text:style-name="P17">Asymmetric cryptography for safe message transmission and <text:span text:style-name="T4">reception</text:span></text:p>
            </text:list-item>
          </text:list>
        </text:list-item>
        <text:list-item>
          <text:p text:style-name="P18"><text:span text:style-name="T3">DHT</text:span> </text:p>
          <text:list>
            <text:list-item>
              <text:p text:style-name="P18">Implementation of Mainline DHT so that each node shares the r<text:span text:style-name="T6">esponsibility for maintaining the mapping from keys to values. (Identification of each peer via a string, the id of the peer)</text:span></text:p>
            </text:list-item>
          </text:list>
        </text:list-item>
        <text:list-item>
          <text:p text:style-name="P23"><text:span text:style-name="T6">File transmissions</text:span></text:p>
        </text:list-item>
        <text:list-item>
          <text:p text:style-name="P22">Communication</text:p>
          <text:list>
            <text:list-item>
              <text:p text:style-name="P25">Guarantee message and file receptions</text:p>
            </text:list-item>
          </text:list>
        </text:list-item>
      </text:list>
      <text:p text:style-name="P3"/>
      <text:p text:style-name="P5">Target Platforms</text:p>
      <text:p text:style-name="P5"/>
      <text:list xml:id="list3769500918033449753" text:style-name="L2">
        <text:list-item>
          <text:p text:style-name="P19">Java standalone application for PC, Mac and Linux.</text:p>
        </text:list-item>
      </text:list>
      <text:p text:style-name="P9"/>
      <text:p text:style-name="P7"><text:span text:style-name="T5">Additional</text:span> Features</text:p>
      <text:list xml:id="list8082266263470915191" text:style-name="L3">
        <text:list-item>
          <text:p text:style-name="P20">Possible integration with gnupg for automatic identity verification.</text:p>
        </text:list-item>
        <text:list-item>
          <text:p text:style-name="P20"><text:span text:style-name="T7">G</text:span>roup conversations</text:p>
        </text:list-item>
        <text:list-item>
          <text:p text:style-name="P20">Emoticons</text:p>
        </text:list-item>
      </text:list>
      <text:p text:style-name="P3"/>
      <text:p text:style-name="P3"/>
      <text:p text:style-name="P13"/>
      <text:p text:style-name="P12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open sans" svg:font-family="'open sans', sans-serif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21:24:13.540570581</meta:creation-date>
    <dc:date>2016-04-11T22:58:10.826002742</dc:date>
    <meta:editing-duration>PT9M52S</meta:editing-duration>
    <meta:editing-cycles>4</meta:editing-cycles>
    <meta:generator>LibreOffice/5.0.5.2$Linux_X86_64 LibreOffice_project/00m0$Build-2</meta:generator>
    <meta:document-statistic meta:table-count="0" meta:image-count="0" meta:object-count="0" meta:page-count="1" meta:paragraph-count="23" meta:word-count="164" meta:character-count="1092" meta:non-whitespace-character-count="962"/>
  </office:meta>
</office:document-meta>
</file>